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automatic-styles>
    <style:style style:name="P1" style:family="paragraph" style:parent-style-name="Standard">
      <style:text-properties officeooo:rsid="0009f062" officeooo:paragraph-rsid="0009f062"/>
    </style:style>
    <style:style style:name="P2" style:family="paragraph" style:parent-style-name="Standard">
      <style:text-properties officeooo:rsid="0009f062" officeooo:paragraph-rsid="0008f0cd"/>
    </style:style>
    <style:style style:name="P3" style:family="paragraph" style:parent-style-name="Standard">
      <style:text-properties fo:font-weight="bold" officeooo:rsid="000b9c14" officeooo:paragraph-rsid="000b9c14" style:font-weight-asian="bold" style:font-weight-complex="bold"/>
    </style:style>
    <style:style style:name="P4" style:family="paragraph" style:parent-style-name="Standard">
      <style:text-properties fo:font-weight="bold" officeooo:rsid="000b9c14" officeooo:paragraph-rsid="0011a014" style:font-weight-asian="bold" style:font-weight-complex="bold"/>
    </style:style>
    <style:style style:name="P5" style:family="paragraph" style:parent-style-name="Standard">
      <style:text-properties fo:font-weight="bold" officeooo:rsid="000b9c14" officeooo:paragraph-rsid="004cf659" style:font-weight-asian="bold" style:font-weight-complex="bold"/>
    </style:style>
    <style:style style:name="P6" style:family="paragraph" style:parent-style-name="Standard">
      <style:text-properties fo:font-weight="bold" officeooo:rsid="00168999" officeooo:paragraph-rsid="00168999" style:font-weight-asian="bold" style:font-weight-complex="bold"/>
    </style:style>
    <style:style style:name="P7" style:family="paragraph" style:parent-style-name="Standard">
      <style:text-properties fo:font-weight="bold" officeooo:rsid="00300bba" officeooo:paragraph-rsid="00300bba" style:font-weight-asian="bold" style:font-weight-complex="bold"/>
    </style:style>
    <style:style style:name="P8" style:family="paragraph" style:parent-style-name="Standard">
      <style:text-properties fo:font-weight="bold" officeooo:rsid="00419d92" officeooo:paragraph-rsid="00419d9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8f0cd" officeooo:paragraph-rsid="0008f0cd" style:font-weight-asian="bold" style:font-weight-complex="bold"/>
    </style:style>
    <style:style style:name="P10" style:family="paragraph" style:parent-style-name="Standard">
      <style:text-properties officeooo:rsid="00156a6d" officeooo:paragraph-rsid="00156a6d"/>
    </style:style>
    <style:style style:name="P11" style:family="paragraph" style:parent-style-name="Standard">
      <style:text-properties officeooo:rsid="0017e130" officeooo:paragraph-rsid="0017e130"/>
    </style:style>
    <style:style style:name="P12" style:family="paragraph" style:parent-style-name="Standard">
      <style:text-properties fo:font-weight="normal" officeooo:rsid="001d2b3d" officeooo:paragraph-rsid="001d2b3d" style:font-weight-asian="normal" style:font-weight-complex="normal"/>
    </style:style>
    <style:style style:name="P13" style:family="paragraph" style:parent-style-name="Standard">
      <style:text-properties fo:font-weight="normal" officeooo:rsid="002ef61e" officeooo:paragraph-rsid="002ef61e" style:font-weight-asian="normal" style:font-weight-complex="normal"/>
    </style:style>
    <style:style style:name="P14" style:family="paragraph" style:parent-style-name="Standard">
      <style:text-properties fo:font-weight="normal" officeooo:rsid="00135f5f" officeooo:paragraph-rsid="000b9c14" style:font-weight-asian="normal" style:font-weight-complex="normal"/>
    </style:style>
    <style:style style:name="P15" style:family="paragraph" style:parent-style-name="Standard">
      <style:text-properties fo:font-weight="normal" officeooo:rsid="00300bba" officeooo:paragraph-rsid="00300bba" style:font-weight-asian="normal" style:font-weight-complex="normal"/>
    </style:style>
    <style:style style:name="P16" style:family="paragraph" style:parent-style-name="Standard">
      <style:text-properties fo:font-weight="normal" officeooo:rsid="000b9c14" officeooo:paragraph-rsid="004a9e53" style:font-weight-asian="normal" style:font-weight-complex="normal"/>
    </style:style>
    <style:style style:name="P17" style:family="paragraph" style:parent-style-name="Standard">
      <style:text-properties officeooo:paragraph-rsid="00419d92"/>
    </style:style>
    <style:style style:name="P18" style:family="paragraph" style:parent-style-name="Standard" style:list-style-name="L1">
      <style:text-properties officeooo:rsid="0019df38" officeooo:paragraph-rsid="0019df38"/>
    </style:style>
    <style:style style:name="P19" style:family="paragraph" style:parent-style-name="Standard" style:list-style-name="L1">
      <style:text-properties officeooo:rsid="0017e130" officeooo:paragraph-rsid="0017e130"/>
    </style:style>
    <style:style style:name="P20" style:family="paragraph" style:parent-style-name="Standard" style:list-style-name="L1">
      <style:text-properties fo:font-style="normal" officeooo:rsid="0008f0cd" officeooo:paragraph-rsid="0008f0cd" style:font-style-asian="normal" style:font-style-complex="normal"/>
    </style:style>
    <style:style style:name="P21" style:family="paragraph" style:parent-style-name="Standard" style:list-style-name="L1">
      <style:text-properties fo:font-style="normal" officeooo:rsid="0017e130" officeooo:paragraph-rsid="0017e130" style:font-style-asian="normal" style:font-style-complex="normal"/>
    </style:style>
    <style:style style:name="P22" style:family="paragraph" style:parent-style-name="Standard" style:list-style-name="L1">
      <style:text-properties fo:font-style="normal" officeooo:rsid="0055ca99" officeooo:paragraph-rsid="0055ca99" style:font-style-asian="normal" style:font-style-complex="normal"/>
    </style:style>
    <style:style style:name="P23" style:family="paragraph" style:parent-style-name="Standard" style:list-style-name="L1">
      <style:text-properties officeooo:rsid="0008f0cd" officeooo:paragraph-rsid="0008f0cd"/>
    </style:style>
    <style:style style:name="P24" style:family="paragraph" style:parent-style-name="Standard" style:list-style-name="L2">
      <style:text-properties fo:font-weight="normal" officeooo:rsid="001d2b3d" officeooo:paragraph-rsid="001d2b3d" style:font-weight-asian="normal" style:font-weight-complex="normal"/>
    </style:style>
    <style:style style:name="P25" style:family="paragraph" style:parent-style-name="Standard" style:list-style-name="L2">
      <style:text-properties fo:font-weight="normal" officeooo:rsid="00257735" officeooo:paragraph-rsid="00257735" style:font-weight-asian="normal" style:font-weight-complex="normal"/>
    </style:style>
    <style:style style:name="P26" style:family="paragraph" style:parent-style-name="Standard" style:list-style-name="L2">
      <style:text-properties fo:font-weight="normal" officeooo:rsid="002128a8" officeooo:paragraph-rsid="002128a8" style:font-weight-asian="normal" style:font-weight-complex="normal"/>
    </style:style>
    <style:style style:name="P27" style:family="paragraph" style:parent-style-name="Standard" style:list-style-name="L2">
      <style:text-properties fo:font-weight="normal" officeooo:rsid="002128a8" officeooo:paragraph-rsid="003205f0" style:font-weight-asian="normal" style:font-weight-complex="normal"/>
    </style:style>
    <style:style style:name="P28" style:family="paragraph" style:parent-style-name="Standard" style:list-style-name="L2">
      <style:text-properties fo:font-weight="normal" officeooo:rsid="00274314" officeooo:paragraph-rsid="00274314" style:font-weight-asian="normal" style:font-weight-complex="normal"/>
    </style:style>
    <style:style style:name="P29" style:family="paragraph" style:parent-style-name="Standard" style:list-style-name="L2">
      <style:text-properties fo:font-weight="normal" officeooo:rsid="0028c0b4" officeooo:paragraph-rsid="0028c0b4" style:font-weight-asian="normal" style:font-weight-complex="normal"/>
    </style:style>
    <style:style style:name="P30" style:family="paragraph" style:parent-style-name="Standard" style:list-style-name="L2">
      <style:text-properties fo:font-weight="normal" officeooo:rsid="0028c0b4" officeooo:paragraph-rsid="002af540" style:font-weight-asian="normal" style:font-weight-complex="normal"/>
    </style:style>
    <style:style style:name="P31" style:family="paragraph" style:parent-style-name="Standard" style:list-style-name="L2">
      <style:text-properties fo:font-weight="normal" officeooo:rsid="0031bb38" officeooo:paragraph-rsid="0031bb38" style:font-weight-asian="normal" style:font-weight-complex="normal"/>
    </style:style>
    <style:style style:name="P32" style:family="paragraph" style:parent-style-name="Standard" style:list-style-name="L2">
      <style:text-properties fo:font-weight="normal" officeooo:rsid="0022657e" officeooo:paragraph-rsid="0022657e" style:font-weight-asian="normal" style:font-weight-complex="normal"/>
    </style:style>
    <style:style style:name="P33" style:family="paragraph" style:parent-style-name="Standard" style:list-style-name="L2">
      <style:text-properties fo:font-weight="normal" officeooo:rsid="0027fccf" officeooo:paragraph-rsid="0027fccf" style:font-weight-asian="normal" style:font-weight-complex="normal"/>
    </style:style>
    <style:style style:name="P34" style:family="paragraph" style:parent-style-name="Standard" style:list-style-name="L2">
      <style:text-properties fo:font-weight="normal" officeooo:rsid="002af540" officeooo:paragraph-rsid="003205f0" style:font-weight-asian="normal" style:font-weight-complex="normal"/>
    </style:style>
    <style:style style:name="P35" style:family="paragraph" style:parent-style-name="Standard" style:list-style-name="L2">
      <style:text-properties fo:font-weight="normal" officeooo:rsid="003fb387" officeooo:paragraph-rsid="003fb387" style:font-weight-asian="normal" style:font-weight-complex="normal"/>
    </style:style>
    <style:style style:name="P36" style:family="paragraph" style:parent-style-name="Standard" style:list-style-name="L3">
      <style:text-properties fo:font-weight="normal" officeooo:rsid="00300bba" officeooo:paragraph-rsid="00300bba" style:font-weight-asian="normal" style:font-weight-complex="normal"/>
    </style:style>
    <style:style style:name="P37" style:family="paragraph" style:parent-style-name="Standard">
      <style:text-properties fo:font-weight="bold" officeooo:rsid="000b9c14" officeooo:paragraph-rsid="000b9c14" style:font-weight-asian="bold" style:font-weight-complex="bold"/>
    </style:style>
    <style:style style:name="P38" style:family="paragraph" style:parent-style-name="Standard">
      <style:text-properties fo:font-weight="bold" officeooo:rsid="000b9c14" officeooo:paragraph-rsid="0053eb32" style:font-weight-asian="bold" style:font-weight-complex="bold"/>
    </style:style>
    <style:style style:name="P39" style:family="paragraph" style:parent-style-name="Standard" style:list-style-name="L1">
      <style:text-properties officeooo:rsid="0055ca99" officeooo:paragraph-rsid="0055ca99"/>
    </style:style>
    <style:style style:name="P40" style:family="paragraph" style:parent-style-name="Text_20_body" style:list-style-name="L1"/>
    <style:style style:name="T1" style:family="text">
      <style:text-properties officeooo:rsid="0009f062"/>
    </style:style>
    <style:style style:name="T2" style:family="text">
      <style:text-properties fo:font-weight="normal" style:font-weight-asian="normal" style:font-weight-complex="normal"/>
    </style:style>
    <style:style style:name="T3" style:family="text">
      <style:text-properties fo:font-weight="normal" officeooo:rsid="000d5e40" style:font-weight-asian="normal" style:font-weight-complex="normal"/>
    </style:style>
    <style:style style:name="T4" style:family="text">
      <style:text-properties fo:font-weight="normal" officeooo:rsid="000dd7de" style:font-weight-asian="normal" style:font-weight-complex="normal"/>
    </style:style>
    <style:style style:name="T5" style:family="text">
      <style:text-properties fo:font-weight="normal" officeooo:rsid="000f502f" style:font-weight-asian="normal" style:font-weight-complex="normal"/>
    </style:style>
    <style:style style:name="T6" style:family="text">
      <style:text-properties fo:font-weight="normal" officeooo:rsid="0010cf45" style:font-weight-asian="normal" style:font-weight-complex="normal"/>
    </style:style>
    <style:style style:name="T7" style:family="text">
      <style:text-properties fo:font-weight="normal" officeooo:rsid="00135f5f" style:font-weight-asian="normal" style:font-weight-complex="normal"/>
    </style:style>
    <style:style style:name="T8" style:family="text">
      <style:text-properties fo:font-weight="normal" officeooo:rsid="001402d7" style:font-weight-asian="normal" style:font-weight-complex="normal"/>
    </style:style>
    <style:style style:name="T9" style:family="text">
      <style:text-properties fo:font-weight="normal" officeooo:rsid="00419d92" style:font-weight-asian="normal" style:font-weight-complex="normal"/>
    </style:style>
    <style:style style:name="T10" style:family="text">
      <style:text-properties fo:font-weight="normal" officeooo:rsid="0041bec0" style:font-weight-asian="normal" style:font-weight-complex="normal"/>
    </style:style>
    <style:style style:name="T11" style:family="text">
      <style:text-properties fo:font-weight="normal" officeooo:rsid="0041c1e3" style:font-weight-asian="normal" style:font-weight-complex="normal"/>
    </style:style>
    <style:style style:name="T12" style:family="text">
      <style:text-properties fo:font-weight="normal" officeooo:rsid="00435a1d" style:font-weight-asian="normal" style:font-weight-complex="normal"/>
    </style:style>
    <style:style style:name="T13" style:family="text">
      <style:text-properties fo:font-weight="normal" officeooo:rsid="004365c5" style:font-weight-asian="normal" style:font-weight-complex="normal"/>
    </style:style>
    <style:style style:name="T14" style:family="text">
      <style:text-properties fo:font-weight="normal" officeooo:rsid="0044eef7" style:font-weight-asian="normal" style:font-weight-complex="normal"/>
    </style:style>
    <style:style style:name="T15" style:family="text">
      <style:text-properties fo:font-weight="normal" officeooo:rsid="00469080" style:font-weight-asian="normal" style:font-weight-complex="normal"/>
    </style:style>
    <style:style style:name="T16" style:family="text">
      <style:text-properties fo:font-weight="normal" officeooo:rsid="004904c3" style:font-weight-asian="normal" style:font-weight-complex="normal"/>
    </style:style>
    <style:style style:name="T17" style:family="text">
      <style:text-properties fo:font-weight="normal" officeooo:rsid="004956ef" style:font-weight-asian="normal" style:font-weight-complex="normal"/>
    </style:style>
    <style:style style:name="T18" style:family="text">
      <style:text-properties fo:font-weight="normal" officeooo:rsid="004a9e53" style:font-weight-asian="normal" style:font-weight-complex="normal"/>
    </style:style>
    <style:style style:name="T19" style:family="text">
      <style:text-properties fo:font-weight="normal" officeooo:rsid="004e8f45" style:font-weight-asian="normal" style:font-weight-complex="normal"/>
    </style:style>
    <style:style style:name="T20" style:family="text">
      <style:text-properties fo:font-weight="normal" officeooo:rsid="005112cf" style:font-weight-asian="normal" style:font-weight-complex="normal"/>
    </style:style>
    <style:style style:name="T21" style:family="text">
      <style:text-properties fo:font-weight="normal" officeooo:rsid="0053eb32"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7e130" style:font-weight-asian="bold" style:font-weight-complex="bold"/>
    </style:style>
    <style:style style:name="T24" style:family="text">
      <style:text-properties fo:font-weight="bold" officeooo:rsid="00419d92" style:font-weight-asian="bold" style:font-weight-complex="bold"/>
    </style:style>
    <style:style style:name="T25" style:family="text">
      <style:text-properties officeooo:rsid="0017e130"/>
    </style:style>
    <style:style style:name="T26" style:family="text">
      <style:text-properties officeooo:rsid="0019df38"/>
    </style:style>
    <style:style style:name="T27" style:family="text">
      <style:text-properties officeooo:rsid="002128a8"/>
    </style:style>
    <style:style style:name="T28" style:family="text">
      <style:text-properties officeooo:rsid="00274314"/>
    </style:style>
    <style:style style:name="T29" style:family="text">
      <style:text-properties officeooo:rsid="00288111"/>
    </style:style>
    <style:style style:name="T30" style:family="text">
      <style:text-properties officeooo:rsid="0028c0b4"/>
    </style:style>
    <style:style style:name="T31" style:family="text">
      <style:text-properties officeooo:rsid="002af540"/>
    </style:style>
    <style:style style:name="T32" style:family="text">
      <style:text-properties officeooo:rsid="0031bb38"/>
    </style:style>
    <style:style style:name="T33" style:family="text">
      <style:text-properties fo:font-style="italic" officeooo:rsid="003b2230" style:font-style-asian="italic" style:font-style-complex="italic"/>
    </style:style>
    <style:style style:name="T34" style:family="text">
      <style:text-properties fo:font-style="italic" fo:font-weight="normal" officeooo:rsid="005112cf" style:font-style-asian="italic" style:font-weight-asian="normal" style:font-style-complex="italic" style:font-weight-complex="normal"/>
    </style:style>
    <style:style style:name="T35" style:family="text">
      <style:text-properties officeooo:rsid="003dc85c"/>
    </style:style>
    <style:style style:name="T36" style:family="text">
      <style:text-properties fo:font-style="normal" fo:font-weight="normal" officeooo:rsid="005112cf"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rog Pond REST API:</text:p>
      <text:p text:style-name="P9"/>
      <text:p text:style-name="P3">What is Frog Pond?</text:p>
      <text:p text:style-name="P5"><text:tab/><text:span text:style-name="T2">“</text:span><text:span text:style-name="T20">Don’t just consume culture, </text:span><text:span text:style-name="T34">create </text:span><text:span text:style-name="T36">culture.” - Terence Mckenna. </text:span><text:span text:style-name="T16">Frog Pond is an ego-transcending</text:span><text:span text:style-name="T2"> social media application, </text:span><text:span text:style-name="T16">and experiment to see what happens when people are given an interface through which they can anonymously discuss topics of their choosing with other anonymous users </text:span><text:span text:style-name="T21">within</text:span><text:span text:style-name="T16"> geographic </text:span><text:span text:style-name="T21">proximity</text:span><text:span text:style-name="T2">. </text:span><text:span text:style-name="T18">It will serve as a playground where people can collaboratively entertain ideas without </text:span><text:span text:style-name="T21">having their identities connected to the discourse</text:span><text:span text:style-name="T18">. </text:span><text:span text:style-name="T2">The end user will use a client app (mobile or desktop web browser) to </text:span><text:span text:style-name="T17">select some tags (topics) which they are interested in and a geographic distance defining the range within which to search for posts.</text:span><text:span text:style-name="T19"> </text:span></text:p>
      <text:p text:style-name="P16"><text:tab/>The storage of user data and posts will be distributed, so there will be many servers; the client will connect to the closest one. </text:p>
      <text:p text:style-name="P4"><text:span text:style-name="T3"><text:tab/>What is unique about this app is that users can filter which posts they see by geographical distance and a set of “tags”. A tag is just a topic to which a post is related. The obvious advantage of this is that a post can have as many tags as it needs, whereas a reddit post for example is only “in” one subreddit. </text:span><text:span text:style-name="T4">Users also have the option of posting anonymously, or rather, they have the option of establishing an identity, while anonymity is the default behavior. </text:span></text:p>
      <text:p text:style-name="P4"><text:span text:style-name="T4"><text:tab/></text:span><text:span text:style-name="T5">To keep with the aesthetic of the app, posts are actually referred to as “croaks”, because the idea is that people are frogs hangin’ out and croakin’ at the local pond. </text:span><text:span text:style-name="T6">The most basic form of a croak is a text post. It can also be a file (of any type), or a file with some text. And in the future, event croaks will probably be implemented. </text:span></text:p>
      <text:p text:style-name="P3"><text:span text:style-name="T6"><text:tab/></text:span><text:span text:style-name="T7">The goal of this app is to get the people within a community to talk to each other about matters of import. It is supposed to be an implementation of social media which is up-to-date with current technologies and what is possible. It is to accept the fact that we have dug ourselves into a hole with the internet by making too many “webpages” which have ended up being cluttered with advertisements, meaningless chatter, and irrelevant/inconsistent UI components, and an attempt to dig ourselves out of that hole by implementing the bare-bones infrastructure of what we need to have an effective social media platform which actually serves to better the inhabitants of </text:span><text:span text:style-name="T21">the given</text:span><text:span text:style-name="T7"> community.</text:span></text:p>
      <text:p text:style-name="P38"><text:span text:style-name="T7"><text:tab/></text:span><text:span text:style-name="T19">Best case scenario, this app helps establish a better form of local government. With our federal government seemingly going to shit, disregarding and combatting science, health, peace, etc. it would be good to be able to enact our own </text:span><text:span text:style-name="T21">policies </text:span><text:span text:style-name="T19">at </text:span><text:span text:style-name="T21">a</text:span><text:span text:style-name="T19"> local level. If this policy seems to be operating successfully, it could then act as a blueprint for other cities to implement, with any specific modifications they may require, of course.</text:span></text:p>
      <text:p text:style-name="P38"><text:span text:style-name="T19"><text:tab/></text:span></text:p>
      <text:p text:style-name="P14"/>
      <text:p text:style-name="P14"/>
      <text:p text:style-name="P10"><text:span text:style-name="T22">Database </text:span><text:span text:style-name="T23">tables and fields</text:span><text:span text:style-name="T22">:</text:span></text:p>
      <text:p text:style-name="P11">Here I list the objects and their properties which are stored on the database, along with descriptions where necessary</text:p>
      <text:p text:style-name="P11"/>
      <text:list xml:id="list3226842725" text:style-name="L1">
        <text:list-item>
          <text:p text:style-name="P18">croaks</text:p>
          <text:list>
            <text:list-item>
              <text:p text:style-name="P19">int id</text:p>
            </text:list-item>
            <text:list-item>
              <text:p text:style-name="P20"><text:span text:style-name="T25">float </text:span>x <text:s text:c="2"/><text:span text:style-name="T25">(longitude)</text:span></text:p>
            </text:list-item>
            <text:list-item>
              <text:p text:style-name="P20"><text:span text:style-name="T25">float </text:span>y <text:s text:c="2"/><text:span text:style-name="T25">(latitude)</text:span> </text:p>
            </text:list-item>
            <text:list-item>
              <text:p text:style-name="P20"><text:span text:style-name="T25">int </text:span>type <text:s text:c="2"/><text:span text:style-name="T25">(text or file)</text:span></text:p>
            </text:list-item>
            <text:list-item>
              <text:p text:style-name="P20"><text:span text:style-name="T25">string </text:span>content <text:s text:c="2"/><text:span text:style-name="T25">(text content)</text:span></text:p>
            </text:list-item>
            <text:list-item>
              <text:p text:style-name="P21">string title <text:s text:c="2"/>(optional title)</text:p>
            </text:list-item>
            <text:list-item>
              <text:p text:style-name="P20"><text:soft-page-break/><text:span text:style-name="T25">int </text:span>user_id <text:s text:c="2"/><text:span text:style-name="T25">(0 for anon)</text:span></text:p>
            </text:list-item>
            <text:list-item>
              <text:p text:style-name="P22">int p_id (id of parent croak, if this croak is a reply)</text:p>
            </text:list-item>
          </text:list>
        </text:list-item>
        <text:list-item>
          <text:p text:style-name="P18">tags</text:p>
          <text:list>
            <text:list-item>
              <text:p text:style-name="P19">int id</text:p>
            </text:list-item>
            <text:list-item>
              <text:p text:style-name="P23"><text:span text:style-name="T25">string l</text:span>abel</text:p>
            </text:list-item>
            <text:list-item>
              <text:p text:style-name="P39">int refs (how many times this tag has been associate with a croak)</text:p>
            </text:list-item>
          </text:list>
        </text:list-item>
        <text:list-item>
          <text:p text:style-name="P23">f<text:span text:style-name="T26">iles</text:span></text:p>
          <text:list>
            <text:list-item>
              <text:p text:style-name="P19">int id</text:p>
            </text:list-item>
            <text:list-item>
              <text:p text:style-name="P19">string filename</text:p>
            </text:list-item>
            <text:list-item>
              <text:p text:style-name="P19">string path <text:s text:c="2"/><text:span text:style-name="T28">(location on server)</text:span></text:p>
            </text:list-item>
            <text:list-item>
              <text:p text:style-name="P19">int filesize <text:s text:c="2"/>(in bytes) <text:span text:style-name="T35">(max is 512 MB) </text:span></text:p>
            </text:list-item>
          </text:list>
        </text:list-item>
        <text:list-item>
          <text:p text:style-name="P23">user<text:span text:style-name="T1">s (currently not implemented)</text:span></text:p>
          <text:list>
            <text:list-item>
              <text:p text:style-name="P18">int id</text:p>
            </text:list-item>
            <text:list-item>
              <text:p text:style-name="P40"><text:span text:style-name="T26">string </text:span>name</text:p>
            </text:list-item>
            <text:list-item>
              <text:p text:style-name="P23"><text:span text:style-name="T26">string </text:span>email</text:p>
            </text:list-item>
            <text:list-item>
              <text:p text:style-name="P23"><text:span text:style-name="T26">string </text:span>password <text:s text:c="2"/><text:span text:style-name="T26">(encrypted obviously)</text:span></text:p>
            </text:list-item>
          </text:list>
        </text:list-item>
      </text:list>
      <text:p text:style-name="P2"/>
      <text:p text:style-name="P1"/>
      <text:p text:style-name="P6">REST Endpoints:</text:p>
      <text:p text:style-name="P12">How you can use HTTP to view and modify data on the server.</text:p>
      <text:p text:style-name="P12"/>
      <text:p text:style-name="P12">Server URL = <text:span text:style-name="T33">TBA</text:span></text:p>
      <text:p text:style-name="P12"/>
      <text:p text:style-name="P12">Format: &lt;request type&gt; &lt;endpoint name&gt; <text:span text:style-name="T32">&lt;query parameters&gt;</text:span></text:p>
      <text:p text:style-name="P12"/>
      <text:list xml:id="list1180414565" text:style-name="L2">
        <text:list-item>
          <text:p text:style-name="P24">GET <text:span text:style-name="T27">croaks</text:span></text:p>
          <text:list>
            <text:list-item>
              <text:p text:style-name="P25">ret<text:span text:style-name="T28">urns a json array of</text:span> all of the croaks on the server <text:span text:style-name="T28">with their associated tags and files</text:span></text:p>
            </text:list-item>
          </text:list>
        </text:list-item>
        <text:list-item>
          <text:p text:style-name="P26">GET croaks/&lt;id&gt;</text:p>
          <text:list>
            <text:list-item>
              <text:p text:style-name="P28">returns a json object representing the croak with the given id</text:p>
            </text:list-item>
          </text:list>
        </text:list-item>
        <text:list-item>
          <text:p text:style-name="P26">GET croaks <text:s/><text:span text:style-name="T32">radius(float), x(float), y(float)</text:span></text:p>
          <text:list>
            <text:list-item>
              <text:p text:style-name="P28">returns a json array of all of the croaks that are less than &lt;radius&gt; kilometers away from the given coordinate <text:span text:style-name="T32">(x = longitude , y = latitude)</text:span></text:p>
            </text:list-item>
          </text:list>
        </text:list-item>
        <text:list-item>
          <text:p text:style-name="P29">GET croaks <text:s/>tags<text:span text:style-name="T32">(string)</text:span>, mode<text:span text:style-name="T32">(int)</text:span></text:p>
          <text:list>
            <text:list-item>
              <text:p text:style-name="P29">returns a json array of all of the croaks <text:span text:style-name="T31">(with their tags and files)</text:span> which have any (mode=0) or all (mode=1) of the <text:span text:style-name="T32">given </text:span>tags</text:p>
            </text:list-item>
            <text:list-item>
              <text:p text:style-name="P31">tags is a string of all the tags separated by commas</text:p>
            </text:list-item>
            <text:list-item>
              <text:p text:style-name="P29">this call can also combine with the parameters of the previous call</text:p>
            </text:list-item>
          </text:list>
        </text:list-item>
        <text:list-item>
          <text:p text:style-name="P26">GET tags</text:p>
          <text:list>
            <text:list-item>
              <text:p text:style-name="P28">returns a json array of all tags on the server</text:p>
            </text:list-item>
          </text:list>
        </text:list-item>
        <text:list-item>
          <text:p text:style-name="P27">GET tags <text:span text:style-name="T32">radius(float), x(float), y(float)</text:span></text:p>
          <text:list>
            <text:list-item>
              <text:p text:style-name="P28">returns a json array of some of the most popular tags associated with recent croaks within &lt;radius&gt; km of coordinate</text:p>
            </text:list-item>
          </text:list>
        </text:list-item>
        <text:list-item>
          <text:p text:style-name="P32">GET files</text:p>
          <text:list>
            <text:list-item>
              <text:p text:style-name="P33">returns a json array of all of the files <text:span text:style-name="T29">with their associated tags</text:span></text:p>
            </text:list-item>
          </text:list>
        </text:list-item>
        <text:list-item>
          <text:p text:style-name="P34">GET files <text:span text:style-name="T30">croaks <text:s/>tags(string), mode(int)</text:span></text:p>
          <text:list>
            <text:list-item>
              <text:p text:style-name="P30"><text:soft-page-break/>returns a json array of all of the <text:span text:style-name="T31">files</text:span> which have any (mode=0) or all (mode=1) of the tags in the string array &lt;tags&gt; associated with them</text:p>
            </text:list-item>
          </text:list>
        </text:list-item>
        <text:list-item>
          <text:p text:style-name="P35">POST files</text:p>
          <text:list>
            <text:list-item>
              <text:p text:style-name="P35">send multiple files as multipart form data. Will upload, create the database object, and return success/failure and path of the file/s</text:p>
            </text:list-item>
          </text:list>
        </text:list-item>
      </text:list>
      <text:p text:style-name="P13"/>
      <text:p text:style-name="P13"/>
      <text:p text:style-name="P7">To be implemented:</text:p>
      <text:list xml:id="list618593010" text:style-name="L3">
        <text:list-item>
          <text:p text:style-name="P36">search by keyword</text:p>
        </text:list-item>
        <text:list-item>
          <text:p text:style-name="P36">events</text:p>
        </text:list-item>
      </text:list>
      <text:p text:style-name="P15"/>
      <text:p text:style-name="P15"/>
      <text:p text:style-name="P15"/>
      <text:p text:style-name="P15"/>
      <text:p text:style-name="P15"/>
      <text:p text:style-name="P15"/>
      <text:p text:style-name="P8">“marketing” description:</text:p>
      <text:p text:style-name="P17"><text:span text:style-name="T24"><text:tab/></text:span><text:span text:style-name="T9">As Morpheus said, you probably feel that “</text:span><text:span text:style-name="T2">there's something wrong with the world. You don't know what it is, but it's there, like a splinter in your mind, driving you mad.” </text:span></text:p>
      <text:p text:style-name="P17"><text:span text:style-name="T10"><text:tab/>Do you feel as if we are living in a society lacking meaning, and that we are simply “zig-zagging away with boredom and pain”? Have you ever felt </text:span><text:span text:style-name="T11">like we</text:span><text:span text:style-name="T10"> are not utilizing our technology as much as we could be to bring about a better world? </text:span><text:span text:style-name="T12">Can you see through the facade which is our current system of government, or at least see how dysfunctional it is?</text:span></text:p>
      <text:p text:style-name="P17"><text:span text:style-name="T12"><text:tab/></text:span><text:span text:style-name="T13">This application is an attempt to enable </text:span><text:span text:style-name="T14">the most efficient community discussion possible</text:span><text:span text:style-name="T13">. It is a collectiv</text:span><text:span text:style-name="T14">e</text:span><text:span text:style-name="T13"> “thought-space”, where ideas can be discussed freely and anonymously. </text:span><text:span text:style-name="T15">It is meant to transcend current social boundaries which prevent the rapid shift necessary to bring about the positive change which might have a chance of saving our species from the catastrophes promised by climate change if we don’t get our act togeth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buntu" style:font-family-asian="Ubuntu" style:font-family-generic-asian="system" style:font-pitch-asian="variable" style:font-size-asian="14pt" style:font-name-complex="Ubuntu" style:font-family-complex="Ubunt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57:25.955942069</meta:creation-date>
    <dc:date>2019-07-18T00:53:36.345530157</dc:date>
    <meta:editing-duration>PT8H49M2S</meta:editing-duration>
    <meta:editing-cycles>58</meta:editing-cycles>
    <meta:generator>LibreOffice/6.2.5.2$Linux_X86_64 LibreOffice_project/20$Build-2</meta:generator>
    <meta:document-statistic meta:table-count="0" meta:image-count="0" meta:object-count="0" meta:page-count="3" meta:paragraph-count="65" meta:word-count="1060" meta:character-count="5913" meta:non-whitespace-character-count="4923"/>
  </office:meta>
</office:document-meta>
</file>